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5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3f3b82" style:font-size-asian="10pt" style:font-size-complex="10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3b82" style:font-size-asian="10pt" style:font-size-complex="10pt"/>
    </style:style>
    <style:style style:name="P9" style:family="paragraph" style:parent-style-name="UrbanTitle">
      <style:text-properties style:font-name="arial" fo:font-size="14pt" officeooo:paragraph-rsid="003f3b82" style:font-size-asian="14pt" style:font-size-complex="14pt"/>
    </style:style>
    <style:style style:name="P10" style:family="paragraph" style:parent-style-name="UrbanTitle">
      <style:text-properties style:font-name="arial" fo:font-size="14pt" style:text-underline-style="none" officeooo:paragraph-rsid="003f3b82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3b82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0169b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2def9c"/>
    </style:style>
    <style:style style:name="T9" style:family="text">
      <style:text-properties officeooo:rsid="002c94e5"/>
    </style:style>
    <style:style style:name="T10" style:family="text">
      <style:text-properties officeooo:rsid="003d0288"/>
    </style:style>
    <style:style style:name="T11" style:family="text">
      <style:text-properties officeooo:rsid="003dd111"/>
    </style:style>
    <style:style style:name="T12" style:family="text">
      <style:text-properties officeooo:rsid="003eb012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5"><text:span text:style-name="T15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6">Import depuis </text:span><text:span text:style-name="T17">arne</text:span><text:span text:style-name="T16">.odt</text:span></text:p>
            <text:p text:style-name="P15"><text:span text:style-name="T16"/></text:p>
            <text:p text:style-name="P13">RECOMMANDÉ</text:p>
          </table:table-cell>
        </table:table-row>
      </table:table>
      <text:p text:style-name="P9"/>
      <text:p text:style-name="P10">Transmis<text:span text:style-name="T5">sion</text:span> <text:span text:style-name="T4">d'affichage de l'enquête publique</text:span></text:p>
      <text:p text:style-name="P11">de permis <text:span text:style-name="T12">unique</text:span></text:p>
      <text:p text:style-name="P12"/>
      <text:p text:style-name="P1"/>
      <text:p text:style-name="P14"/>
      <text:p text:style-name="P2"/>
      <text:p text:style-name="P3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9">Monsieur le Fonctionnaire Technique</text:span>,</text:p>
      <text:p text:style-name="P3"/>
      <text:p text:style-name="P4">Conformément au <text:span text:style-name="T11">prescrit du Code de l'environnement et à votre courrier </text:span><text:span text:style-name="T11"><text:text-input text:description="">licence_view.format_date(self.getLastAcknowledgment().getEventDate())</text:text-input></text:span>, nous vous prions de trouver, sous ce pli, <text:span text:style-name="T6">un</text:span> exemplaire <text:span text:style-name="T10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8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10.291224024</dc:date>
    <dc:language>fr-FR</dc:language>
    <meta:editing-cycles>126</meta:editing-cycles>
    <meta:editing-duration>P1DT10H22M37S</meta:editing-duration>
    <meta:document-statistic meta:table-count="1" meta:image-count="0" meta:object-count="0" meta:page-count="1" meta:paragraph-count="14" meta:word-count="116" meta:character-count="897" meta:non-whitespace-character-count="813"/>
    <meta:user-defined meta:name="Info 1"/>
    <meta:user-defined meta:name="Info 2"/>
    <meta:user-defined meta:name="Info 3"/>
    <meta:user-defined meta:name="Info 4"/>
  </office:meta>
</office:document-meta>
</file>